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officeooo:paragraph-rsid="00149359"/>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paragraph-properties fo:margin-left="0cm" fo:margin-right="0cm" fo:text-indent="0cm" style:auto-text-indent="false"/>
    </style:style>
    <style:style style:name="T1" style:family="text">
      <style:text-properties loext:padding="0.049cm" loext:border="0.06pt solid #d9d9e3"/>
    </style:style>
    <style:style style:name="T2" style:family="text">
      <style:text-properties officeooo:rsid="0011ca6b"/>
    </style:style>
    <style:style style:name="T3" style:family="text">
      <style:text-properties officeooo:rsid="0013074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rabajo: Análisis y Configuración de un Sistema Microinformático</text:span></text:p>
      <text:p text:style-name="Text_20_body"><text:span text:style-name="Strong_20_Emphasis">Objetivos del Trabajo:</text:span></text:p>
      <text:list text:style-name="L1">
        <text:list-item>
          <text:p text:style-name="P1">Entender y aplicar conocimientos sobre la arquitectura de sistemas informáticos.</text:p>
        </text:list-item>
        <text:list-item>
          <text:p text:style-name="P1">Configurar correctamente un equipo informático y sus periféricos.</text:p>
        </text:list-item>
        <text:list-item>
          <text:p text:style-name="P1">Diagnosticar y solucionar problemas de hardware y software.</text:p>
        </text:list-item>
      </text:list>
      <text:p text:style-name="Text_20_body"><text:span text:style-name="Strong_20_Emphasis">Instrucciones:</text:span></text:p>
      <text:list text:style-name="L2">
        <text:list-item>
          <text:p text:style-name="P2"><text:span text:style-name="Strong_20_Emphasis">Parte Teórica:</text:span></text:p>
          <text:list>
            <text:list-item>
              <text:p text:style-name="P2"><text:span text:style-name="Strong_20_Emphasis">Análisis de Arquitectura de Sistemas (1.1, 1.2, 1.3):</text:span> Redacta un documento donde describas el esquema funcional y estructura de un ordenador personal estándar. Deberás identificar los componentes principales de un sistema microinformático, explicar su función y cómo se relacionan entre sí en el proceso de arranque del equipo.</text:p>
            </text:list-item>
          </text:list>
        </text:list-item>
      </text:list>
      <text:p text:style-name="Text_20_body"/>
      <text:p text:style-name="Text_20_body"><text:span text:style-name="T2">Puntos a cubrir:<text:line-break/><text:line-break/></text:span><text:span text:style-name="Strong_20_Emphasis">La Unidad Central de Proceso (CPU):</text:span> </text:p>
      <text:p text:style-name="P10">La CPU (Unidad Central de Procesamiento) es el componente principal de un ordenador y actúa como el cerebro de la máquina, llevando a cabo funciones críticas que permiten el procesamiento de datos y el control de otros componentes. Aquí se explica cómo la CPU desempeña este papel central: </text:p>
      <text:list xml:id="list1563406749" text:style-name="L3">
        <text:list-item>
          <text:p text:style-name="P4"><text:span text:style-name="Strong_20_Emphasis">Memoria (RAM y Almacenamiento):</text:span> </text:p>
          <text:list>
            <text:list-item>
              <text:p text:style-name="P4">La CPU trabaja de la mano con la memoria, especialmente la RAM. Almacena temporalmente datos que necesita para realizar sus tareas, de manera similar a cómo tú mantienes en tu mente información importante mientras trabajas en algo. </text:p>
            </text:list-item>
          </text:list>
        </text:list-item>
        <text:list-item>
          <text:p text:style-name="P4"><text:span text:style-name="Strong_20_Emphasis">Subsistema de Entrada/Salida (E/S):</text:span> </text:p>
          <text:p text:style-name="P3"><text:span text:style-name="Strong_20_Emphasis">Dispositivos de Entrada (Teclado y Ratón):</text:span></text:p>
          <text:list text:style-name="L5">
            <text:list-item>
              <text:p text:style-name="P6"><text:span text:style-name="Emphasis">Importancia:</text:span> Estos dispositivos permiten al usuario interactuar con la computadora, introduciendo comandos y datos. El teclado facilita la entrada de texto, mientras que el ratón proporciona una forma intuitiva de seleccionar y hacer clic en elementos en la pantalla.</text:p>
            </text:list-item>
          </text:list>
          <text:p text:style-name="P6"><text:span text:style-name="Strong_20_Emphasis">Dispositivos de Salida (Monitor):</text:span></text:p>
          <text:list text:style-name="L5" text:continue-numbering="true">
            <text:list-item>
              <text:p text:style-name="P6"><text:span text:style-name="Emphasis">Importancia:</text:span> El monitor muestra la información visual generada por la computadora. Permite al usuario ver resultados, imágenes, videos y cualquier otra salida gráfica. Es crucial para la retroalimentación visual.</text:p>
            </text:list-item>
          </text:list>
        </text:list-item>
      </text:list>
      <text:p text:style-name="Text_20_body"/>
      <text:list xml:id="list195948828249420" text:continue-numbering="true" text:style-name="L3">
        <text:list-item>
          <text:p text:style-name="P3"><text:span text:style-name="Strong_20_Emphasis">Buses y Arquitecturas de Bus:</text:span> </text:p>
          <text:p text:style-name="P3"><text:soft-page-break/>Los buses son caminos de comunicación que permiten la transferencia de información entre los diferentes componentes de un ordenador. Hay varios tipos de buses, cada uno con una función específica en la transmisión de datos, direcciones y señales de control. Estos buses desempeñan un papel fundamental en el rendimiento y la comunicación interna de la computadora. Aquí se describen los principales tipos de buses:</text:p>
          <text:p text:style-name="P7"><text:span text:style-name="Strong_20_Emphasis">Bus de Datos:</text:span></text:p>
          <text:list text:style-name="L6">
            <text:list-item>
              <text:p text:style-name="P7"><text:span text:style-name="Emphasis">Función:</text:span> Transfiere datos entre la CPU, la memoria y otros dispositivos conectados.</text:p>
            </text:list-item>
            <text:list-item>
              <text:p text:style-name="P7"><text:span text:style-name="Emphasis">Impacto en el Rendimiento:</text:span> Un bus de datos más ancho (mayor cantidad de bits transferidos simultáneamente) permite una transferencia de datos más rápida, mejorando el rendimiento general de la computadora. La velocidad y la eficiencia del bus de datos influyen en la velocidad de procesamiento de información.</text:p>
            </text:list-item>
          </text:list>
          <text:p text:style-name="P7"><text:span text:style-name="Strong_20_Emphasis">Bus de Dirección:</text:span></text:p>
          <text:list text:style-name="L6" text:continue-numbering="true">
            <text:list-item>
              <text:p text:style-name="P7"><text:span text:style-name="Emphasis">Función:</text:span> Indica la ubicación de memoria o dispositivos específicos a los que se quiere acceder.</text:p>
            </text:list-item>
            <text:list-item>
              <text:p text:style-name="P7"><text:span text:style-name="Emphasis">Impacto en el Rendimiento:</text:span> Un bus de dirección más ancho puede acceder a una mayor cantidad de memoria, lo que es crucial para sistemas que manejan grandes cantidades de datos. La capacidad de direccionamiento afecta directamente a la cantidad de memoria que el sistema puede manejar, lo que influye en su rendimiento y capacidad.</text:p>
            </text:list-item>
          </text:list>
          <text:p text:style-name="P7"><text:span text:style-name="Strong_20_Emphasis">Bus de Control:</text:span></text:p>
          <text:list text:style-name="L6" text:continue-numbering="true">
            <text:list-item>
              <text:p text:style-name="P7"><text:span text:style-name="Emphasis">Función:</text:span> Gestiona y coordina las operaciones entre los diferentes componentes del sistema.</text:p>
            </text:list-item>
            <text:list-item>
              <text:p text:style-name="P7"><text:span text:style-name="Emphasis">Impacto en el Rendimiento:</text:span> La eficiencia del bus de control afecta directamente a la sincronización y coordinación de las operaciones en la computadora. Un bus de control eficiente garantiza que las señales de control se transmitan de manera oportuna, lo que es vital para el correcto funcionamiento de la CPU, la memoria y otros periféricos.</text:p>
            </text:list-item>
          </text:list>
          <text:p text:style-name="P3"/>
        </text:list-item>
        <text:list-item>
          <text:p text:style-name="P3"><text:span text:style-name="Strong_20_Emphasis">Interficies:</text:span> </text:p>
          <text:p text:style-name="P3">Las interfaces como USB, HDMI y otras desempeñan un papel fundamental al permitir la conexión de diferentes periféricos a una computadora y facilitar la transferencia de datos entre la computadora y esos dispositivos externos. Cada una de estas interfaces tiene características específicas que la hacen adecuada para ciertos tipos de dispositivos y funciones. A continuación, se explica cómo algunas de estas interfaces permiten la conexión y transferencia de datos:</text:p>
          <text:p text:style-name="P8"><text:span text:style-name="Strong_20_Emphasis">USB (Universal Serial Bus):</text:span></text:p>
          <text:list text:style-name="L7">
            <text:list-item>
              <text:p text:style-name="P8"><text:span text:style-name="Strong_20_Emphasis">Conexión:</text:span> El USB es una interfaz de propósito general que permite la conexión de una amplia variedad de periféricos, como teclados, ratones, impresoras, cámaras, unidades flash, discos duros externos y más.</text:p>
            </text:list-item>
            <text:list-item>
              <text:p text:style-name="P8"><text:soft-page-break/><text:span text:style-name="Strong_20_Emphasis">Transferencia de Datos:</text:span> USB facilita la transferencia bidireccional de datos. La velocidad de transferencia puede variar (USB 2.0, 3.0, 3.1), y los dispositivos USB pueden enviar y recibir datos al mismo tiempo. Además, USB también proporciona alimentación eléctrica a muchos dispositivos conectados.</text:p>
            </text:list-item>
          </text:list>
          <text:p text:style-name="P8"><text:span text:style-name="Strong_20_Emphasis">HDMI (Interfaz Multimedia de Alta Definición):</text:span></text:p>
          <text:list text:style-name="L7" text:continue-numbering="true">
            <text:list-item>
              <text:p text:style-name="P8"><text:span text:style-name="Strong_20_Emphasis">Conexión:</text:span> HDMI se utiliza principalmente para la conexión de dispositivos de audio y video, como monitores, televisores, proyectores y reproductores de DVD/Blu-ray.</text:p>
            </text:list-item>
            <text:list-item>
              <text:p text:style-name="P8"><text:span text:style-name="Strong_20_Emphasis">Transferencia de Datos:</text:span> HDMI transmite video y audio de alta definición en un solo cable. Puede transmitir señales de video en resoluciones desde estándar hasta 4K, así como audio multicanal. HDMI también admite la transmisión bidireccional de datos, lo que permite la interconexión de dispositivos.</text:p>
            </text:list-item>
          </text:list>
          <text:p text:style-name="P8"><text:span text:style-name="Strong_20_Emphasis">Ethernet (Conexión de Red):</text:span></text:p>
          <text:list text:style-name="L7" text:continue-numbering="true">
            <text:list-item>
              <text:p text:style-name="P8"><text:span text:style-name="Strong_20_Emphasis">Conexión:</text:span> La interfaz Ethernet se utiliza para conectar la computadora a redes, ya sea a través de cables (Ethernet) o de forma inalámbrica (Wi-Fi).</text:p>
            </text:list-item>
            <text:list-item>
              <text:p text:style-name="P8"><text:span text:style-name="Strong_20_Emphasis">Transferencia de Datos:</text:span> Permite la comunicación de datos entre la computadora y otros dispositivos en la red. Se utiliza para la transferencia de archivos, acceso a Internet, juegos en línea y otras actividades que requieren conectividad de red.</text:p>
            </text:list-item>
          </text:list>
          <text:p text:style-name="P8"><text:span text:style-name="Strong_20_Emphasis">Thunderbolt:</text:span></text:p>
          <text:list text:style-name="L7" text:continue-numbering="true">
            <text:list-item>
              <text:p text:style-name="P8"><text:span text:style-name="Strong_20_Emphasis">Conexión:</text:span> Thunderbolt es una interfaz que permite la conexión de dispositivos de alta velocidad, como unidades de almacenamiento externas, monitores, cámaras y estaciones de acoplamiento.</text:p>
            </text:list-item>
            <text:list-item>
              <text:p text:style-name="P8"><text:span text:style-name="Strong_20_Emphasis">Transferencia de Datos:</text:span> Thunderbolt ofrece velocidades de transferencia extremadamente rápidas, lo que facilita la transferencia de grandes cantidades de datos en poco tiempo. También puede proporcionar alimentación eléctrica a los dispositivos conectados.</text:p>
            </text:list-item>
          </text:list>
          <text:p text:style-name="P8"><text:span text:style-name="Strong_20_Emphasis">Audio (Conexiones de Audio):</text:span></text:p>
          <text:list text:style-name="L7" text:continue-numbering="true">
            <text:list-item>
              <text:p text:style-name="P8"><text:span text:style-name="Strong_20_Emphasis">Conexión:</text:span> Las conexiones de audio, como los conectores de 3.5 mm o los puertos de audio digital, permiten la conexión de altavoces, auriculares, micrófonos y otros dispositivos de audio.</text:p>
            </text:list-item>
            <text:list-item>
              <text:p text:style-name="P8"><text:span text:style-name="Strong_20_Emphasis">Transferencia de Datos:</text:span> Transmiten señales de audio desde y hacia la computadora, permitiendo la reproducción de sonido, grabación de audio y comunicación en aplicaciones de voz.</text:p>
            </text:list-item>
          </text:list>
        </text:list-item>
      </text:list>
      <text:p text:style-name="Text_20_body"/>
      <text:list xml:id="list195947370000457" text:continue-numbering="true" text:style-name="L3">
        <text:list-item>
          <text:p text:style-name="P3"><text:span text:style-name="Strong_20_Emphasis">Secuencia de Arranque del Equipo:</text:span> </text:p>
          <text:p text:style-name="P3">El proceso de arranque de un ordenador, desde el momento en que se enciende hasta que el sistema operativo está completamente cargado y listo para su uso, involucra varias etapas. Aquí te describo cada una de estas fases:</text:p>
        </text:list-item>
        <text:list-item text:style-override="L8">
          <text:p text:style-name="P9"><text:span text:style-name="Strong_20_Emphasis">Encendido:</text:span></text:p>
          <text:list text:style-name="L8">
            <text:list-item>
              <text:p text:style-name="P9"><text:soft-page-break/>Cuando enciendes el ordenador, la fuente de alimentación suministra energía eléctrica a los componentes. Esto activa la placa base y otros circuitos esenciales.</text:p>
            </text:list-item>
          </text:list>
          <text:p text:style-name="P9"><text:span text:style-name="Strong_20_Emphasis">POST (Power-On Self-Test):</text:span></text:p>
          <text:list text:style-name="L8" text:continue-numbering="true">
            <text:list-item>
              <text:p text:style-name="P9">La placa base realiza un autotest llamado POST. Durante este proceso, se verifica que los componentes básicos, como la memoria RAM, la CPU y los dispositivos de almacenamiento, estén funcionando correctamente. Si algo falla, el sistema emite pitidos o muestra mensajes de error.</text:p>
            </text:list-item>
          </text:list>
          <text:p text:style-name="P9"><text:span text:style-name="Strong_20_Emphasis">BIOS/UEFI:</text:span></text:p>
          <text:list text:style-name="L8" text:continue-numbering="true">
            <text:list-item>
              <text:p text:style-name="P9">Después del POST, la placa base carga el firmware del sistema, que puede ser el BIOS (Basic Input/Output System) o el UEFI (Unified Extensible Firmware Interface). Este firmware es un programa almacenado en un chip de la placa base y contiene las instrucciones básicas para iniciar el sistema.</text:p>
            </text:list-item>
          </text:list>
          <text:p text:style-name="P9"><text:span text:style-name="Strong_20_Emphasis">Inicio del Sistema Operativo:</text:span></text:p>
          <text:list text:style-name="L8" text:continue-numbering="true">
            <text:list-item>
              <text:p text:style-name="P9">El BIOS/UEFI busca el sistema operativo en los dispositivos de almacenamiento conectados, como el disco duro o SSD. Cuando lo encuentra, carga la primera parte del sistema operativo en la memoria RAM.</text:p>
            </text:list-item>
          </text:list>
          <text:p text:style-name="P9"><text:span text:style-name="Strong_20_Emphasis">Kernel del Sistema Operativo:</text:span></text:p>
          <text:list text:style-name="L8" text:continue-numbering="true">
            <text:list-item>
              <text:p text:style-name="P9">El sistema operativo inicia su kernel, que es la parte central del sistema. El kernel es responsable de gestionar los recursos del hardware, controlar los procesos y facilitar la comunicación entre el software y el hardware.</text:p>
            </text:list-item>
          </text:list>
          <text:p text:style-name="P9"><text:span text:style-name="Strong_20_Emphasis">Proceso de Inicio (Boot):</text:span></text:p>
          <text:list text:style-name="L8" text:continue-numbering="true">
            <text:list-item>
              <text:p text:style-name="P9">El kernel del sistema operativo inicia el proceso de inicio, que implica cargar controladores de dispositivos necesarios y realizar configuraciones específicas para el hardware. También se inicializan servicios esenciales del sistema operativo.</text:p>
            </text:list-item>
          </text:list>
          <text:p text:style-name="P9"><text:span text:style-name="Strong_20_Emphasis">Inicio de Sesión y Entorno de Usuario:</text:span></text:p>
          <text:list text:style-name="L8" text:continue-numbering="true">
            <text:list-item>
              <text:p text:style-name="P9">Una vez que el sistema operativo ha completado el proceso de inicio, muestra la pantalla de inicio de sesión. Aquí, el usuario puede ingresar sus credenciales para acceder al sistema. Después del inicio de sesión, se carga el entorno de usuario, que incluye el escritorio y otros elementos visuales.</text:p>
            </text:list-item>
          </text:list>
          <text:p text:style-name="P9"><text:span text:style-name="Strong_20_Emphasis">Carga de Aplicaciones y Servicios:</text:span></text:p>
          <text:list text:style-name="L8" text:continue-numbering="true">
            <text:list-item>
              <text:p text:style-name="P9">Con el entorno de usuario listo, el sistema operativo carga las aplicaciones y servicios configurados para iniciarse automáticamente. Esto puede incluir programas antivirus, utilidades del sistema y otras aplicaciones de fondo.</text:p>
            </text:list-item>
          </text:list>
          <text:p text:style-name="P9"><text:span text:style-name="Strong_20_Emphasis">Finalización del Proceso de Arranque:</text:span></text:p>
          <text:list text:style-name="L8" text:continue-numbering="true">
            <text:list-item>
              <text:p text:style-name="P9">Una vez que todas las configuraciones y aplicaciones se han cargado, el sistema operativo se considera completamente arrancado. El usuario puede comenzar a utilizar la computadora normalmente.</text:p>
            </text:list-item>
          </text:list>
        </text:list-item>
      </text:list>
      <text:p text:style-name="Text_20_body"><text:soft-page-break/>Este proceso de arranque garantiza que todos los componentes críticos se inicialicen correctamente y que el sistema operativo esté listo para brindar la funcionalidad completa al usuario. Cabe mencionar que algunas configuraciones específicas o personalizaciones del sistema pueden influir en el proceso de arranque.</text:p>
      <text:p text:style-name="Text_20_body"><text:span text:style-name="Strong_20_Emphasis"/></text:p>
      <text:p text:style-name="Text_20_body"><text:span text:style-name="Strong_20_Emphasis"/></text:p>
      <text:p text:style-name="Text_20_body"><text:span text:style-name="Strong_20_Emphasis">Método de Entrega:</text:span></text:p>
      <text:list text:style-name="L4">
        <text:list-item>
          <text:p text:style-name="P5">El trabajo se entregará a través de un <text:span text:style-name="Source_20_Text">push</text:span> al repositorio de GitHub del curso, en una rama con el nombre del estudiante <text:span text:style-name="T3">(Consultar el manual_subir_cambios_git)</text:span>.</text:p>
        </text:list-item>
      </text:list>
      <text:p text:style-name="Text_20_body"><text:span text:style-name="Strong_20_Emphasis">Nota:</text:span> Si encuentras problemas al subir tu documento a GitHub, por favor comunícate con el instructor para recibir asistenci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18:56:23.095034308</meta:creation-date>
    <dc:date>2023-11-10T19:59:46.178000000</dc:date>
    <meta:editing-duration>PT14M</meta:editing-duration>
    <meta:editing-cycles>6</meta:editing-cycles>
    <meta:generator>LibreOffice/7.6.1.2$Windows_X86_64 LibreOffice_project/f5defcebd022c5bc36bbb79be232cb6926d8f674</meta:generator>
    <meta:document-statistic meta:table-count="0" meta:image-count="0" meta:object-count="0" meta:page-count="5" meta:paragraph-count="70" meta:word-count="1479" meta:character-count="9646" meta:non-whitespace-character-count="8272"/>
  </office:meta>
</office:document-meta>
</file>